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8.708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7.463cm"/>
    </style:style>
    <style:style style:name="co6" style:family="table-column">
      <style:table-column-properties fo:break-before="auto" style:column-width="0.386cm"/>
    </style:style>
    <style:style style:name="co7" style:family="table-column">
      <style:table-column-properties fo:break-before="auto" style:column-width="5.69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22cm"/>
    </style:style>
    <style:style style:name="co10" style:family="table-column">
      <style:table-column-properties fo:break-before="auto" style:column-width="0.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di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Secretario de Obras, Servicios Públicos y Gestión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MUNICIPALIDAD DE GÁLVEZ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GÁLVEZ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AROCENA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AROCEN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BARRANCAS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BARRANCA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BERNARDO DE IRIGOYEN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BERNARDO DE IRIGOY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CAMPO PIAGGIO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CAMPO PIAGGI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CARRIZALES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CARRIZAL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CASALEGNO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CASALEGN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COLONIA BELGRANO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COLONIA BELGRAN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Secretario de Obras y Servicios Públicos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MUNICIPALIDAD DE CORONDA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COROND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ESTACIÓN DÍAZ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DÍAZ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GABOTO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GABOT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GESSLE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GESSL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IRIGOYEN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IRIGOYE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LARRECHEA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LARRECH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LOMA ALTA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LOMA ALT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a. Presidenta de la Comisión Comunal de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LÓPEZ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LÓPEZ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MACIEL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MACIE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MATILD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MATILD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MONJ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MONJ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OLIVEROS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OLIVERO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Secretario de Obras y Servicios Públicos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MUNICIPALIDAD DE SAN CARLOS CENTRO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SAN CARLOS CENTRO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SAN EUGENIO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SAN EUGENI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SAN FABIAN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SAN FABIÁN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Intendente Municip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MUNICIPALIDAD DE SAN GENARO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SAN GENARO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SAN MARIANO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SAN MARIAN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SAN MARTÍN DE LAS ESCOBAS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SAN MARTÍN DE LAS ESCOBA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: (u'</text:p>
          </table:table-cell>
          <table:table-cell office:value-type="string" calcext:value-type="string">
            <text:p>Sr. Presidente de la Comisión Comunal</text:p>
          </table:table-cell>
          <table:table-cell office:value-type="string" calcext:value-type="string">
            <text:p>', u'</text:p>
          </table:table-cell>
          <table:table-cell office:value-type="string" calcext:value-type="string">
            <text:p>PUEBLO SANTA CLARA DE BUENA VISTA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SANTA CLARA DE BUENA VISTA</text:p>
          </table:table-cell>
          <table:table-cell/>
        </table:table-row>
      </table:table>
      <table:table table:name="choices" table:style-name="ta1"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(</text:p>
          </table:table-cell>
          <table:table-cell table:formula="of:=[dict.A1]" office:value-type="float" office:value="0" calcext:value-type="float">
            <text:p>0</text:p>
          </table:table-cell>
          <table:table-cell office:value-type="string" calcext:value-type="string">
            <text:p>, u'</text:p>
          </table:table-cell>
          <table:table-cell table:formula="of:=[dict.G1]" office:value-type="string" office:string-value="GÁLVEZ" calcext:value-type="string">
            <text:p>GÁLVEZ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2]" office:value-type="float" office:value="1" calcext:value-type="float">
            <text:p>1</text:p>
          </table:table-cell>
          <table:table-cell office:value-type="string" calcext:value-type="string">
            <text:p>, u'</text:p>
          </table:table-cell>
          <table:table-cell table:formula="of:=[dict.G2]" office:value-type="string" office:string-value="AROCENA" calcext:value-type="string">
            <text:p>AROCENA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3]" office:value-type="float" office:value="2" calcext:value-type="float">
            <text:p>2</text:p>
          </table:table-cell>
          <table:table-cell office:value-type="string" calcext:value-type="string">
            <text:p>, u'</text:p>
          </table:table-cell>
          <table:table-cell table:formula="of:=[dict.G3]" office:value-type="string" office:string-value="BARRANCAS" calcext:value-type="string">
            <text:p>BARRANCAS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4]" office:value-type="float" office:value="3" calcext:value-type="float">
            <text:p>3</text:p>
          </table:table-cell>
          <table:table-cell office:value-type="string" calcext:value-type="string">
            <text:p>, u'</text:p>
          </table:table-cell>
          <table:table-cell table:formula="of:=[dict.G4]" office:value-type="string" office:string-value="BERNARDO DE IRIGOYEN" calcext:value-type="string">
            <text:p>BERNARDO DE IRIGOYEN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5]" office:value-type="float" office:value="4" calcext:value-type="float">
            <text:p>4</text:p>
          </table:table-cell>
          <table:table-cell office:value-type="string" calcext:value-type="string">
            <text:p>, u'</text:p>
          </table:table-cell>
          <table:table-cell table:formula="of:=[dict.G5]" office:value-type="string" office:string-value="CAMPO PIAGGIO" calcext:value-type="string">
            <text:p>CAMPO PIAGGIO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6]" office:value-type="float" office:value="5" calcext:value-type="float">
            <text:p>5</text:p>
          </table:table-cell>
          <table:table-cell office:value-type="string" calcext:value-type="string">
            <text:p>, u'</text:p>
          </table:table-cell>
          <table:table-cell table:formula="of:=[dict.G6]" office:value-type="string" office:string-value="CARRIZALES" calcext:value-type="string">
            <text:p>CARRIZALES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7]" office:value-type="float" office:value="6" calcext:value-type="float">
            <text:p>6</text:p>
          </table:table-cell>
          <table:table-cell office:value-type="string" calcext:value-type="string">
            <text:p>, u'</text:p>
          </table:table-cell>
          <table:table-cell table:formula="of:=[dict.G7]" office:value-type="string" office:string-value="CASALEGNO" calcext:value-type="string">
            <text:p>CASALEGNO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8]" office:value-type="float" office:value="7" calcext:value-type="float">
            <text:p>7</text:p>
          </table:table-cell>
          <table:table-cell office:value-type="string" calcext:value-type="string">
            <text:p>, u'</text:p>
          </table:table-cell>
          <table:table-cell table:formula="of:=[dict.G8]" office:value-type="string" office:string-value="COLONIA BELGRANO" calcext:value-type="string">
            <text:p>COLONIA BELGRANO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9]" office:value-type="float" office:value="8" calcext:value-type="float">
            <text:p>8</text:p>
          </table:table-cell>
          <table:table-cell office:value-type="string" calcext:value-type="string">
            <text:p>, u'</text:p>
          </table:table-cell>
          <table:table-cell table:formula="of:=[dict.G9]" office:value-type="string" office:string-value="CORONDA" calcext:value-type="string">
            <text:p>CORONDA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10]" office:value-type="float" office:value="9" calcext:value-type="float">
            <text:p>9</text:p>
          </table:table-cell>
          <table:table-cell office:value-type="string" calcext:value-type="string">
            <text:p>, u'</text:p>
          </table:table-cell>
          <table:table-cell table:formula="of:=[dict.G10]" office:value-type="string" office:string-value="DÍAZ" calcext:value-type="string">
            <text:p>DÍAZ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11]" office:value-type="float" office:value="10" calcext:value-type="float">
            <text:p>10</text:p>
          </table:table-cell>
          <table:table-cell office:value-type="string" calcext:value-type="string">
            <text:p>, u'</text:p>
          </table:table-cell>
          <table:table-cell table:formula="of:=[dict.G11]" office:value-type="string" office:string-value="GABOTO" calcext:value-type="string">
            <text:p>GABOTO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12]" office:value-type="float" office:value="11" calcext:value-type="float">
            <text:p>11</text:p>
          </table:table-cell>
          <table:table-cell office:value-type="string" calcext:value-type="string">
            <text:p>, u'</text:p>
          </table:table-cell>
          <table:table-cell table:formula="of:=[dict.G12]" office:value-type="string" office:string-value="GESSLER" calcext:value-type="string">
            <text:p>GESSLE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13]" office:value-type="float" office:value="12" calcext:value-type="float">
            <text:p>12</text:p>
          </table:table-cell>
          <table:table-cell office:value-type="string" calcext:value-type="string">
            <text:p>, u'</text:p>
          </table:table-cell>
          <table:table-cell table:formula="of:=[dict.G13]" office:value-type="string" office:string-value="IRIGOYEN" calcext:value-type="string">
            <text:p>IRIGOYEN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14]" office:value-type="float" office:value="13" calcext:value-type="float">
            <text:p>13</text:p>
          </table:table-cell>
          <table:table-cell office:value-type="string" calcext:value-type="string">
            <text:p>, u'</text:p>
          </table:table-cell>
          <table:table-cell table:formula="of:=[dict.G14]" office:value-type="string" office:string-value="LARRECHEA" calcext:value-type="string">
            <text:p>LARRECHEA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15]" office:value-type="float" office:value="14" calcext:value-type="float">
            <text:p>14</text:p>
          </table:table-cell>
          <table:table-cell office:value-type="string" calcext:value-type="string">
            <text:p>, u'</text:p>
          </table:table-cell>
          <table:table-cell table:formula="of:=[dict.G15]" office:value-type="string" office:string-value="LOMA ALTA" calcext:value-type="string">
            <text:p>LOMA ALTA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16]" office:value-type="float" office:value="15" calcext:value-type="float">
            <text:p>15</text:p>
          </table:table-cell>
          <table:table-cell office:value-type="string" calcext:value-type="string">
            <text:p>, u'</text:p>
          </table:table-cell>
          <table:table-cell table:formula="of:=[dict.G16]" office:value-type="string" office:string-value="LÓPEZ" calcext:value-type="string">
            <text:p>LÓPEZ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17]" office:value-type="float" office:value="16" calcext:value-type="float">
            <text:p>16</text:p>
          </table:table-cell>
          <table:table-cell office:value-type="string" calcext:value-type="string">
            <text:p>, u'</text:p>
          </table:table-cell>
          <table:table-cell table:formula="of:=[dict.G17]" office:value-type="string" office:string-value="MACIEL" calcext:value-type="string">
            <text:p>MACIE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18]" office:value-type="float" office:value="17" calcext:value-type="float">
            <text:p>17</text:p>
          </table:table-cell>
          <table:table-cell office:value-type="string" calcext:value-type="string">
            <text:p>, u'</text:p>
          </table:table-cell>
          <table:table-cell table:formula="of:=[dict.G18]" office:value-type="string" office:string-value="MATILDE" calcext:value-type="string">
            <text:p>MATILDE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19]" office:value-type="float" office:value="18" calcext:value-type="float">
            <text:p>18</text:p>
          </table:table-cell>
          <table:table-cell office:value-type="string" calcext:value-type="string">
            <text:p>, u'</text:p>
          </table:table-cell>
          <table:table-cell table:formula="of:=[dict.G19]" office:value-type="string" office:string-value="MONJE" calcext:value-type="string">
            <text:p>MONJE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20]" office:value-type="float" office:value="19" calcext:value-type="float">
            <text:p>19</text:p>
          </table:table-cell>
          <table:table-cell office:value-type="string" calcext:value-type="string">
            <text:p>, u'</text:p>
          </table:table-cell>
          <table:table-cell table:formula="of:=[dict.G20]" office:value-type="string" office:string-value="OLIVEROS" calcext:value-type="string">
            <text:p>OLIVEROS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21]" office:value-type="float" office:value="20" calcext:value-type="float">
            <text:p>20</text:p>
          </table:table-cell>
          <table:table-cell office:value-type="string" calcext:value-type="string">
            <text:p>, u'</text:p>
          </table:table-cell>
          <table:table-cell table:formula="of:=[dict.G21]" office:value-type="string" office:string-value="SAN CARLOS CENTRO" calcext:value-type="string">
            <text:p>SAN CARLOS CENTRO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22]" office:value-type="float" office:value="21" calcext:value-type="float">
            <text:p>21</text:p>
          </table:table-cell>
          <table:table-cell office:value-type="string" calcext:value-type="string">
            <text:p>, u'</text:p>
          </table:table-cell>
          <table:table-cell table:formula="of:=[dict.G22]" office:value-type="string" office:string-value="SAN EUGENIO" calcext:value-type="string">
            <text:p>SAN EUGENIO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23]" office:value-type="float" office:value="22" calcext:value-type="float">
            <text:p>22</text:p>
          </table:table-cell>
          <table:table-cell office:value-type="string" calcext:value-type="string">
            <text:p>, u'</text:p>
          </table:table-cell>
          <table:table-cell table:formula="of:=[dict.G23]" office:value-type="string" office:string-value="SAN FABIÁN" calcext:value-type="string">
            <text:p>SAN FABIÁN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24]" office:value-type="float" office:value="23" calcext:value-type="float">
            <text:p>23</text:p>
          </table:table-cell>
          <table:table-cell office:value-type="string" calcext:value-type="string">
            <text:p>, u'</text:p>
          </table:table-cell>
          <table:table-cell table:formula="of:=[dict.G24]" office:value-type="string" office:string-value="SAN GENARO" calcext:value-type="string">
            <text:p>SAN GENARO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25]" office:value-type="float" office:value="24" calcext:value-type="float">
            <text:p>24</text:p>
          </table:table-cell>
          <table:table-cell office:value-type="string" calcext:value-type="string">
            <text:p>, u'</text:p>
          </table:table-cell>
          <table:table-cell table:formula="of:=[dict.G25]" office:value-type="string" office:string-value="SAN MARIANO" calcext:value-type="string">
            <text:p>SAN MARIANO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26]" office:value-type="float" office:value="25" calcext:value-type="float">
            <text:p>25</text:p>
          </table:table-cell>
          <table:table-cell office:value-type="string" calcext:value-type="string">
            <text:p>, u'</text:p>
          </table:table-cell>
          <table:table-cell table:formula="of:=[dict.G26]" office:value-type="string" office:string-value="SAN MARTÍN DE LAS ESCOBAS" calcext:value-type="string">
            <text:p>SAN MARTÍN DE LAS ESCOBAS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dict.A27]" office:value-type="float" office:value="26" calcext:value-type="float">
            <text:p>26</text:p>
          </table:table-cell>
          <table:table-cell office:value-type="string" calcext:value-type="string">
            <text:p>, u'</text:p>
          </table:table-cell>
          <table:table-cell table:formula="of:=[dict.G27]" office:value-type="string" office:string-value="SANTA CLARA DE BUENA VISTA" calcext:value-type="string">
            <text:p>SANTA CLARA DE BUENA VISTA</text:p>
          </table:table-cell>
          <table:table-cell office:value-type="string" calcext:value-type="string">
            <text:p>'),</text:p>
          </table:table-cell>
        </table:table-row>
      </table:table>
      <table:named-expressions/>
      <table:database-ranges>
        <table:database-range table:name="__Anonymous_Sheet_DB__0" table:target-range-address="dict.B1:dict.G27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6:07:32.258000000</meta:creation-date>
    <dc:date>2014-10-20T16:48:27.365000000</dc:date>
    <meta:editing-duration>PT14M4S</meta:editing-duration>
    <meta:editing-cycles>1</meta:editing-cycles>
    <meta:document-statistic meta:table-count="2" meta:cell-count="324" meta:object-count="0"/>
    <meta:generator>LibreOffice/4.2.6.3$Windows_x86 LibreOffice_project/3fd416d4c6db7d3204c17ce57a1d70f6e531ee21</meta:generator>
  </office:meta>
</office:document-meta>
</file>